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1" style:family="table">
      <style:table-properties style:width="18.018cm" fo:margin-left="0cm" table:align="left" style:writing-mode="lr-tb"/>
    </style:style>
    <style:style style:name="Tabla1.A" style:family="table-column">
      <style:table-column-properties style:column-width="2.595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48cm"/>
    </style:style>
    <style:style style:name="Tabla1.E" style:family="table-column">
      <style:table-column-properties style:column-width="5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17cm"/>
    </style:style>
    <style:style style:name="Table5.C" style:family="table-column">
      <style:table-column-properties style:column-width="0.894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937cm"/>
    </style:style>
    <style:style style:name="Table5.F" style:family="table-column">
      <style:table-column-properties style:column-width="3.801cm"/>
    </style:style>
    <style:style style:name="Table5.G" style:family="table-column">
      <style:table-column-properties style:column-width="0.859cm"/>
    </style:style>
    <style:style style:name="Table5.H" style:family="table-column">
      <style:table-column-properties style:column-width="3.828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1.392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33cm" fo:margin-left="-0.191cm" table:align="left" style:writing-mode="lr-tb"/>
    </style:style>
    <style:style style:name="Tabla6.A" style:family="table-column">
      <style:table-column-properties style:column-width="10.633cm"/>
    </style:style>
    <style:style style:name="Tabla6.1" style:family="table-row">
      <style:table-row-properties style:min-row-height="1.374cm" fo:keep-together="auto"/>
    </style:style>
    <style:style style:name="Tab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a7" style:family="table">
      <style:table-properties style:width="18.018cm" fo:margin-left="0cm" table:align="left" style:writing-mode="lr-tb"/>
    </style:style>
    <style:style style:name="Tabla7.A" style:family="table-column">
      <style:table-column-properties style:column-width="2.595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3.528cm"/>
    </style:style>
    <style:style style:name="Tabla7.D" style:family="table-column">
      <style:table-column-properties style:column-width="3.048cm"/>
    </style:style>
    <style:style style:name="Tabla7.E" style:family="table-column">
      <style:table-column-properties style:column-width="5.6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cm" fo:border="0.5pt solid #000001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fo:background-color="#00ff00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Frame_20_contents">
      <style:paragraph-properties fo:margin-left="0cm" fo:margin-right="0cm" fo:margin-top="0cm" fo:margin-bottom="0cm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Footer">
      <style:paragraph-properties fo:padding="0cm" fo:border="none"/>
    </style:style>
    <style:style style:name="P9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0" style:family="paragraph" style:parent-style-name="Frame_20_contents">
      <style:paragraph-properties fo:text-align="start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" style:family="paragraph" style:parent-style-name="Standard"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13" style:family="paragraph" style:parent-style-name="Standard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6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text-properties fo:language="pt" fo:country="BR"/>
    </style:style>
    <style:style style:name="P19" style:family="paragraph" style:parent-style-name="Standard">
      <style:paragraph-properties fo:text-align="justify" style:justify-single-word="false"/>
      <style:text-properties fo:language="pt" fo:country="BR"/>
    </style:style>
    <style:style style:name="P20" style:family="paragraph" style:parent-style-name="Standard">
      <style:paragraph-properties fo:margin-left="0cm" fo:margin-right="-1cm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P24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30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2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fo:language="pt" fo:country="BR" style:font-size-asian="10pt" style:font-name-complex="Arial2"/>
    </style:style>
    <style:style style:name="P33" style:family="paragraph" style:parent-style-name="Standard">
      <style:paragraph-properties fo:margin-left="0.635cm" fo:margin-right="-1cm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left="0.635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1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5" style:family="paragraph" style:parent-style-name="Standard">
      <style:text-properties fo:language="pt" fo:country="BR"/>
    </style:style>
    <style:style style:name="P46" style:family="paragraph" style:parent-style-name="Standard">
      <style:paragraph-properties fo:text-align="end" style:justify-single-word="false"/>
      <style:text-properties fo:language="pt" fo:country="BR" fo:background-color="transparent"/>
    </style:style>
    <style:style style:name="P47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8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margin-left="0cm" fo:margin-right="-1cm" fo:text-align="start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1" style:family="paragraph" style:parent-style-name="Standard">
      <style:paragraph-properties fo:margin-left="0cm" fo:margin-right="-1cm" fo:text-align="start" style:justify-single-word="false" fo:text-indent="0cm" style:auto-text-indent="false" fo:background-color="transparent">
        <style:background-image/>
      </style:paragraph-properties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53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54" style:family="paragraph" style:parent-style-name="Standard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55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56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57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58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59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60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61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use-window-font-color="true" style:font-name="Arial1" fo:font-size="10pt" fo:language="pt" fo:country="BR" fo:font-weight="bold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fo:background-color="#00ff00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#ffff00" style:font-size-asian="10pt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fo:background-color="#00ff00" style:font-size-asian="10pt" style:font-weight-asian="bold" style:font-name-complex="Arial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fo:background-color="#00ff00" style:font-size-asian="10pt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Standard" style:list-style-name="WWNum43">
      <style:paragraph-properties fo:margin-left="0.189cm" fo:margin-right="0cm" fo:text-align="start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2" style:family="paragraph" style:parent-style-name="Standard" style:list-style-name="WWNum43">
      <style:paragraph-properties fo:margin-left="0cm" fo:margin-right="0cm" fo:text-align="start" style:justify-single-word="false" fo:text-indent="-0.014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3" style:family="paragraph" style:parent-style-name="Standard" style:list-style-name="WWNum43">
      <style:paragraph-properties fo:margin-left="-0.019cm" fo:margin-right="0cm" fo:text-align="start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4" style:family="paragraph" style:parent-style-name="Standard" style:list-style-name="WWNum43">
      <style:paragraph-properties fo:margin-left="0.198cm" fo:margin-right="0cm" fo:text-align="start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 style:list-style-name="WWNum43">
      <style:paragraph-properties fo:margin-left="0.129cm" fo:margin-right="0cm" fo:text-align="start" style:justify-single-word="false" fo:text-indent="-0.023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6" style:family="paragraph" style:parent-style-name="Standard" style:list-style-name="WWNum43">
      <style:paragraph-properties fo:margin-left="0.097cm" fo:margin-right="0cm" fo:text-align="start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77" style:family="paragraph" style:parent-style-name="Standard" style:list-style-name="WWNum43">
      <style:paragraph-properties fo:margin-left="0.171cm" fo:margin-right="0cm" fo:text-align="start" style:justify-single-word="false" fo:text-indent="0cm" style:auto-text-indent="false"/>
      <style:text-properties fo:language="pt" fo:country="BR" fo:background-color="transparent"/>
    </style:style>
    <style:style style:name="P78" style:family="paragraph" style:parent-style-name="Standard" style:list-style-name="WWNum43">
      <style:paragraph-properties fo:margin-top="0.106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79" style:family="paragraph" style:parent-style-name="Standard" style:list-style-name="WWNum43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0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2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3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/>
    </style:style>
    <style:style style:name="P84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85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</style:style>
    <style:style style:name="P86" style:family="paragraph" style:parent-style-name="Standard">
      <style:paragraph-properties fo:margin-top="0.049cm" fo:margin-bottom="0.049cm"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87" style:family="paragraph" style:parent-style-name="Standard">
      <style:paragraph-properties fo:margin-top="0.049cm" fo:margin-bottom="0.049cm" fo:line-height="100%" fo:text-align="start" style:justify-single-word="false">
        <style:tab-stops/>
      </style:paragraph-properties>
      <style:text-properties fo:color="#000000"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88" style:family="paragraph" style:parent-style-name="Normal_20__28_Web_29_" style:list-style-name="WWNum43">
      <style:paragraph-properties fo:margin-top="0.049cm" fo:margin-bottom="0.049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9" style:family="paragraph" style:parent-style-name="Normal_20__28_Web_29_" style:list-style-name="WWNum43">
      <style:paragraph-properties fo:margin-top="0.049cm" fo:margin-bottom="0.049cm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90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91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92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93" style:family="paragraph" style:parent-style-name="Normal_20__28_Web_29_" style:list-style-name="WWNum43">
      <style:paragraph-properties fo:margin-top="0.049cm" fo:margin-bottom="0.049cm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94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9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96" style:family="paragraph" style:parent-style-name="Normal_20__28_Web_29_" style:list-style-name="WWNum43">
      <style:paragraph-properties fo:margin-top="0.049cm" fo:margin-bottom="0.049cm"/>
      <style:text-properties style:font-name="Arial" fo:font-size="10pt" fo:font-weight="bold" style:font-size-asian="10pt" style:font-weight-asian="bold" style:font-name-complex="Arial2" style:font-size-complex="10pt"/>
    </style:style>
    <style:style style:name="P97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98" style:family="paragraph" style:parent-style-name="Normal_20__28_Web_29_" style:list-style-name="WWNum43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99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100" style:family="paragraph" style:parent-style-name="Normal_20__28_Web_29_" style:list-style-name="WWNum43">
      <style:paragraph-properties fo:margin-top="0.049cm" fo:margin-bottom="0.049cm"/>
      <style:text-properties style:font-name="Arial" fo:font-size="10pt" style:font-size-asian="10pt" style:font-size-complex="10pt"/>
    </style:style>
    <style:style style:name="P101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02" style:family="paragraph" style:parent-style-name="Normal_20__28_Web_29_" style:list-style-name="WWNum43">
      <style:paragraph-properties fo:margin-top="0.049cm" fo:margin-bottom="0.049cm" fo:text-align="justify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3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" style:font-size-complex="10pt" style:font-weight-complex="normal"/>
    </style:style>
    <style:style style:name="P104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105" style:family="paragraph" style:parent-style-name="Normal_20__28_Web_29_">
      <style:paragraph-properties fo:margin-left="0.501cm" fo:margin-right="0cm" fo:margin-top="0.049cm" fo:margin-bottom="0.049cm" fo:text-indent="0cm" style:auto-text-indent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06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bold"/>
    </style:style>
    <style:style style:name="P107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108" style:family="paragraph" style:parent-style-name="Normal_20__28_Web_29_">
      <style:paragraph-properties fo:margin-top="0.106cm" fo:margin-bottom="0cm" fo:text-align="justify" style:justify-single-word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1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11" style:family="paragraph" style:parent-style-name="Heading_20_2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12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1" fo:font-size="10pt" fo:language="pt" fo:country="BR" fo:background-color="transparent" style:font-size-asian="10pt" style:font-name-complex="Arial2"/>
    </style:style>
    <style:style style:name="P113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/>
      <style:text-properties fo:language="pt" fo:country="BR"/>
    </style:style>
    <style:style style:name="P114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 style:text-autospace="none"/>
      <style:text-properties style:use-window-font-color="true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15" style:family="paragraph" style:parent-style-name="Body_20_Text_20_2" style:list-style-name="WWNum43">
      <style:paragraph-properties fo:margin-top="0cm" fo:margin-bottom="0cm" fo:text-align="start" style:justify-single-word="false" style:text-autospace="none"/>
      <style:text-properties style:use-window-font-color="true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16" style:family="paragraph" style:parent-style-name="Body_20_Text_20_2">
      <style:paragraph-properties fo:margin-top="0cm" fo:margin-bottom="0cm" fo:text-align="start" style:justify-single-word="false" style:text-autospace="none"/>
      <style:text-properties style:use-window-font-color="true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17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fo:language="pt" fo:country="BR" style:font-size-asian="10pt" style:font-name-complex="Arial2"/>
    </style:style>
    <style:style style:name="P118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119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20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121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style:font-name="Arial1" fo:language="pt" fo:country="BR" fo:font-style="normal" style:text-underline-style="none" style:language-asian="pt" style:country-asian="BR" style:font-style-asian="normal" style:font-style-complex="italic"/>
    </style:style>
    <style:style style:name="T3" style:family="text">
      <style:text-properties fo:color="#000000" style:font-name="Arial1" fo:language="pt" fo:country="BR" fo:font-style="normal" fo:font-weight="bold" style:font-style-asian="normal" style:font-weight-asian="bold" style:font-style-complex="normal"/>
    </style:style>
    <style:style style:name="T4" style:family="text">
      <style:text-properties fo:color="#000000" style:font-name="Arial" fo:font-size="8pt" style:text-underline-style="none" fo:font-weight="bold" fo:background-color="transparent" style:font-size-asian="8pt" style:font-weight-asian="bold" style:font-name-complex="Arial" style:font-size-complex="8pt" style:font-weight-complex="bold"/>
    </style:style>
    <style:style style:name="T5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7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8" style:family="text">
      <style:text-properties fo:color="#000000" style:font-name="Arial" fo:language="pt" fo:country="BR" fo:font-style="normal" style:text-underline-style="none" fo:font-weight="normal" style:language-asian="pt" style:country-asian="BR" style:font-style-asian="normal" style:font-weight-asian="normal" style:font-style-complex="italic" style:font-weight-complex="normal"/>
    </style:style>
    <style:style style:name="T9" style:family="text">
      <style:text-properties fo:color="#000000" style:font-name="Arial" fo:language="pt" fo:country="BR" fo:font-style="normal" style:text-underline-style="none" fo:font-weight="normal" fo:background-color="#94bd5e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12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13" style:family="text">
      <style:text-properties fo:color="#000000" style:text-underline-style="none" fo:background-color="#c0c0c0" style:font-name-complex="Arial"/>
    </style:style>
    <style:style style:name="T14" style:family="text">
      <style:text-properties fo:color="#000000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15" style:family="text">
      <style:text-properties fo:color="#000000" fo:language="pt" fo:country="BR" fo:font-style="italic" fo:background-color="#94bd5e" style:font-style-asian="italic" style:font-style-complex="italic"/>
    </style:style>
    <style:style style:name="T16" style:family="text">
      <style:text-properties fo:color="#000000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18" style:family="text">
      <style:text-properties fo:color="#000000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19" style:family="text">
      <style:text-properties fo:color="#000000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0" style:family="text">
      <style:text-properties fo:color="#000000" fo:language="pt" fo:country="BR" fo:font-style="normal" style:text-underline-style="none" fo:background-color="transparent" style:font-style-asian="normal" style:font-name-complex="Arial" style:font-style-complex="normal"/>
    </style:style>
    <style:style style:name="T21" style:family="text">
      <style:text-properties fo:color="#000000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22" style:family="text">
      <style:text-properties fo:color="#000000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23" style:family="text">
      <style:text-properties fo:color="#000000" fo:language="pt" fo:country="BR" fo:font-style="normal" style:text-underline-style="none" style:font-style-asian="normal" style:font-style-complex="normal" style:font-weight-complex="normal"/>
    </style:style>
    <style:style style:name="T24" style:family="text">
      <style:text-properties fo:color="#000000" fo:language="pt" fo:country="BR" fo:font-style="normal" style:font-style-asian="normal" style:font-style-complex="normal"/>
    </style:style>
    <style:style style:name="T25" style:family="text">
      <style:text-properties fo:color="#000000" fo:language="pt" fo:country="BR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fo:language="pt" fo:country="BR" fo:font-weight="normal" fo:background-color="transparent" style:font-weight-asian="normal" style:font-name-complex="Arial" style:font-style-complex="italic" style:font-weight-complex="normal"/>
    </style:style>
    <style:style style:name="T27" style:family="text">
      <style:text-properties fo:color="#000000" fo:language="pt" fo:country="BR" style:text-underline-style="none" fo:font-weight="normal" fo:background-color="#c0c0c0" style:font-weight-asian="normal" style:font-name-complex="Arial" style:font-weight-complex="normal"/>
    </style:style>
    <style:style style:name="T28" style:family="text">
      <style:text-properties fo:color="#000000" style:font-size-complex="8pt" style:font-style-complex="italic"/>
    </style:style>
    <style:style style:name="T29" style:family="text">
      <style:text-properties fo:background-color="transparent"/>
    </style:style>
    <style:style style:name="T30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31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33" style:family="text">
      <style:text-properties style:font-name="Arial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34" style:family="text">
      <style:text-properties style:font-name="Arial" fo:background-color="transparent" style:font-name-complex="Arial"/>
    </style:style>
    <style:style style:name="T35" style:family="text">
      <style:text-properties style:font-name="Arial1" fo:font-size="10pt" style:font-size-asian="10pt" style:font-name-complex="Arial2" style:font-size-complex="10pt"/>
    </style:style>
    <style:style style:name="T3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7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38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39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40" style:family="text">
      <style:text-properties style:font-name="Arial1" fo:font-size="10pt" fo:background-color="transparent" style:font-size-asian="10pt" style:font-name-complex="Arial2" style:font-size-complex="10pt"/>
    </style:style>
    <style:style style:name="T41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42" style:family="text">
      <style:text-properties style:use-window-font-color="true" style:font-name="Arial1" fo:font-size="10pt" style:font-size-asian="10pt" style:font-name-complex="Arial2" style:font-size-complex="10pt"/>
    </style:style>
    <style:style style:name="T43" style:family="text">
      <style:text-properties style:use-window-font-color="true" style:font-name="Arial1" fo:font-size="10pt" style:text-underline-style="none" style:font-size-asian="10pt" style:font-name-complex="Arial2" style:font-size-complex="10pt"/>
    </style:style>
    <style:style style:name="T44" style:family="text">
      <style:text-properties style:use-window-font-color="true"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45" style:family="text">
      <style:text-properties style:use-window-font-color="true" style:font-name="Arial1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46" style:family="text">
      <style:text-properties style:use-window-font-color="true" style:font-name="Arial1" fo:language="pt" fo:country="BR" fo:font-style="italic" fo:background-color="transparent" style:font-style-asian="italic" style:font-name-complex="Arial2" style:font-style-complex="italic"/>
    </style:style>
    <style:style style:name="T47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fo:font-weight="bold" style:font-weight-asian="bold" style:font-name-complex="Arial2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language="pt" fo:country="BR"/>
    </style:style>
    <style:style style:name="T52" style:family="text">
      <style:text-properties fo:language="pt" fo:country="BR" fo:background-color="transparent"/>
    </style:style>
    <style:style style:name="T53" style:family="text">
      <style:text-properties fo:language="pt" fo:country="BR" fo:font-weight="bold" fo:background-color="transparent" style:font-weight-asian="bold" style:font-name-complex="Arial2"/>
    </style:style>
    <style:style style:name="T54" style:family="text">
      <style:text-properties fo:language="pt" fo:country="BR" fo:font-style="normal" style:text-underline-style="none" style:font-style-asian="normal" style:font-name-complex="Arial" style:font-style-complex="normal"/>
    </style:style>
    <style:style style:name="T55" style:family="text">
      <style:text-properties style:font-size-complex="8pt" style:font-style-complex="italic"/>
    </style:style>
    <style:style style:name="T56" style:family="text">
      <style:text-properties style:font-name-complex="Arial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<text:placeholder text:placeholder-type="text">&lt;setLang('pt_BR')&gt;</text:placeholder></text:p>
      <text:p text:style-name="P6"><text:span text:style-name="Fuente_20_de_20_párrafo_20_predeter."><text:span text:style-name="T6"><text:placeholder text:placeholder-type="text">&lt;for each="process in processes(o, 'IBAMA')"&gt;</text:placeholder></text:span></text:span></text:p>
      <text:p text:style-name="P7"><text:bookmark-start text:name="Bookmark2"/><text:span text:style-name="Fuente_20_de_20_párrafo_20_predeter."><text:span text:style-name="T45">Peticionamento Eletrônico nº</text:span></text:span><text:bookmark-end text:name="Bookmark2"/><text:span text:style-name="Fuente_20_de_20_párrafo_20_predeter."><text:span text:style-name="T46"><text:placeholder text:placeholder-type="text">&lt;process.petitioning_number&gt;</text:placeholder></text:span></text:span></text:p>
      <text:p text:style-name="P10"><text:span text:style-name="Fuente_20_de_20_párrafo_20_predeter."><text:span text:style-name="T14"><text:placeholder text:placeholder-type="text">&lt;/for&gt;</text:placeholder></text:span></text:span></text:p>
      <text:p text:style-name="P11"><text:placeholder text:placeholder-type="text">&lt;if test="report_name =='requerimiento_pf_ibama'"&gt;</text:placeholder></text:p>
      <text:p text:style-name="P20">Ao </text:p>
      <text:p text:style-name="P15">Ministério do Meio Ambiente </text:p>
      <text:p text:style-name="P15">Instituto Brasileiro do Meio Ambiente e dos Recursos Naturais Renováveis – IBAMA</text:p>
      <text:p text:style-name="P15">Gerência Geral de Avaliação e Controle</text:p>
      <text:p text:style-name="P15"/>
      <text:p text:style-name="P23">At: Coordenador (a) Geral da CGASQ</text:p>
      <text:p text:style-name="P28"><text:placeholder text:placeholder-type="text">&lt;/if&gt;</text:placeholder></text:p>
      <text:p text:style-name="P28"><text:placeholder text:placeholder-type="text">&lt;if test="report_name =='requerimiento_pf_anvisa'"&gt;</text:placeholder></text:p>
      <text:p text:style-name="P27">À </text:p>
      <text:p text:style-name="P27">Agência Nacional de Vigilância Sanitária</text:p>
      <text:p text:style-name="P27">Gerência Geral de Toxicologia (ANVISA)</text:p>
      <text:p text:style-name="P26"/>
      <text:p text:style-name="P24">Ilmo. Sr(a). <text:s text:c="3"/>Gerente Geral de Toxicologia</text:p>
      <text:p text:style-name="P28"><text:placeholder text:placeholder-type="text">&lt;/if&gt;</text:placeholder></text:p>
      <text:p text:style-name="P28"><text:placeholder text:placeholder-type="text">&lt;if test="report_name =='requerimiento_pf_mapa'"&gt;</text:placeholder></text:p>
      <text:p text:style-name="P16">Ao</text:p>
      <text:p text:style-name="P15">Ministério da Agricultura Pecuária e Abastecimento - MAPA</text:p>
      <text:p text:style-name="P17">Secretaria de Defesa Agropecuária – SDA</text:p>
      <text:p text:style-name="P17">Departamento de Fiscalização de Insumos Agrícolas - DFIA/SDA</text:p>
      <text:p text:style-name="P17">Coordenação-Geral de Agrotóxicos e Afins - CGAA/DFIA</text:p>
      <text:p text:style-name="P17"/>
      <text:p text:style-name="P25">Ilmo Sr. Coordenador-Geral</text:p>
      <text:p text:style-name="P28"><text:placeholder text:placeholder-type="text">&lt;/if&gt;</text:placeholder></text:p>
      <text:p text:style-name="P11"><text:placeholder text:placeholder-type="text">&lt;if test="report_name =='requerimiento_pt_ibama'"&gt;</text:placeholder></text:p>
      <text:p text:style-name="P12">À Coordenação Geral de Avaliação de Substâncias Químicas (IBAMA)</text:p>
      <text:p text:style-name="P11"><text:placeholder text:placeholder-type="text">&lt;/if&gt;</text:placeholder></text:p>
      <text:p text:style-name="P11"><text:placeholder text:placeholder-type="text">&lt;if test="report_name =='requerimiento_pt_mapa'"&gt;</text:placeholder></text:p>
      <text:p text:style-name="P13">Ilmo. Sr. Coordenador Geral de Agrotóxicos e Afins (MAPA)</text:p>
      <text:p text:style-name="P11"><text:placeholder text:placeholder-type="text">&lt;/if&gt;</text:placeholder></text:p>
      <text:p text:style-name="P11"><text:placeholder text:placeholder-type="text">&lt;if test="report_name =='requerimiento_pt_anvisa'"&gt;</text:placeholder></text:p>
      <text:p text:style-name="P29">À Gerência Geral de Toxicologia (ANVISA)</text:p>
      <text:p text:style-name="P11"><text:placeholder text:placeholder-type="text">&lt;/if&gt;</text:placeholder></text:p>
      <text:p text:style-name="P14"><text:bookmark text:name="bkmIbama"/></text:p>
      <text:p text:style-name="P18"><text:span text:style-name="T35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40">to </text:span><text:bookmark-start text:name="bmkHeaderProd1"/><text:span text:style-name="T4"><text:placeholder text:placeholder-type="text">&lt;if test="o.type=='technical_product'"&gt;</text:placeholder></text:span><text:bookmark-end text:name="bmkHeaderProd1"/><text:span text:style-name="T4"><text:placeholder text:placeholder-type="text">&lt;o.technical_product_id.name&gt;</text:placeholder></text:span><text:span text:style-name="T33"> </text:span><text:span text:style-name="T29">ab</text:span><text:span text:style-name="T40">aixo especificado, para fins de registro de </text:span><text:span text:style-name="T38">Produto Técnico Equivalente</text:span><text:span text:style-name="T4"><text:placeholder text:placeholder-type="text">&lt;/if&gt;</text:placeholder></text:span><text:bookmark-start text:name="bmkHeaderProd21"/><text:span text:style-name="T4"><text:placeholder text:placeholder-type="text">&lt;if test="o.type=='formulated_product'"&gt;</text:placeholder></text:span><text:bookmark-end text:name="bmkHeaderProd21"/><text:span text:style-name="T4"><text:placeholder text:placeholder-type="text">&lt;o.formulated_product_id.name&gt;</text:placeholder></text:span><text:span text:style-name="T40"> abaixo especificado, para fins de registro de </text:span><text:span text:style-name="T39">Produto Formulado a base de Produto Técnico Equivalente</text:span><text:span text:style-name="T4"><text:placeholder text:placeholder-type="text">&lt;/if&gt;</text:placeholder></text:span><text:span text:style-name="T40">, par</text:span><text:span text:style-name="T35">a o que presta as informações a seguir e junta o Relatório Técnico competente:</text:span></text:p>
      <text:p text:style-name="P3"/>
      <text:p text:style-name="P21"/>
      <text:list xml:id="list663588901" text:style-name="WWNum43">
        <text:list-item>
          <text:p text:style-name="P47">Requerente / Importador:</text:p>
        </text:list-item>
      </text:list>
      <text:p text:style-name="P4"><text:placeholder text:placeholder-type="text">&lt;if test="partner(o, 'requestor')"&gt;</text:placeholder></text:p>
      <text:p text:style-name="P5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1587976676" text:continue-numbering="true" text:style-name="WWNum43">
              <text:list-item>
                <text:list>
                  <text:list-item>
                    <text:p text:style-name="P53"><text:span text:style-name="T35"><text:s/>Nome da Empr</text:span><text:span text:style-name="T42">esa: </text:span><text:span text:style-name="T43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2103577173" text:continue-numbering="true" text:style-name="WWNum43">
              <text:list-item>
                <text:list>
                  <text:list-item>
                    <text:p text:style-name="P55"><text:span text:style-name="T35">Endereço eletrônico: </text:span><text:span text:style-name="T43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349886334" text:continue-numbering="true" text:style-name="WWNum43">
              <text:list-item>
                <text:list>
                  <text:list-item>
                    <text:p text:style-name="P53"><text:span text:style-name="T35">Endereço: </text:span><text:span text:style-name="T43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728431684" text:continue-numbering="true" text:style-name="WWNum43">
              <text:list-item>
                <text:list>
                  <text:list-item>
                    <text:p text:style-name="P55"><text:span text:style-name="T35">Bairro: </text:span><text:span text:style-name="T43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275622687" text:continue-numbering="true" text:style-name="WWNum43">
              <text:list-item>
                <text:list>
                  <text:list-item>
                    <text:p text:style-name="P53"><text:span text:style-name="T35">Cidade: <text:s/></text:span><text:span text:style-name="T43"><text:placeholder text:placeholder-type="text">&lt;partner.city&gt;</text:placeholder></text:span><text:bookmark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304180038" text:continue-numbering="true" text:style-name="WWNum43">
              <text:list-item>
                <text:list>
                  <text:list-item>
                    <text:p text:style-name="P55"><text:span text:style-name="T35">U.F.: </text:span><text:span text:style-name="T43"><text:placeholder text:placeholder-type="text">&lt;if test="partner.state_id"&gt;</text:placeholder></text:span><text:soft-page-break/><text:span text:style-name="T43"><text:placeholder text:placeholder-type="text">&lt;partner.state_id.name&gt;</text:placeholder></text:span><text:bookmark text:name="bkmReqEstado1"/><text:span text:style-name="T4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932877309" text:continue-numbering="true" text:style-name="WWNum43">
              <text:list-item>
                <text:list>
                  <text:list-item>
                    <text:p text:style-name="P55"><text:span text:style-name="T35">CEP: <text:s/></text:span><text:span text:style-name="T43"><text:placeholder text:placeholder-type="text">&lt;partner.zip&gt;</text:placeholder></text:span><text:bookmark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38951771" text:continue-numbering="true" text:style-name="WWNum43">
              <text:list-item>
                <text:list>
                  <text:list-item>
                    <text:p text:style-name="P57">DDD: <text:span text:style-name="T48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838730280" text:continue-numbering="true" text:style-name="WWNum43">
              <text:list-item>
                <text:list>
                  <text:list-item>
                    <text:p text:style-name="P53"><text:span text:style-name="T35">Fone: <text:s/></text:span><text:span text:style-name="T43"><text:placeholder text:placeholder-type="text">&lt;partner.phone&gt;</text:placeholder></text:span><text:bookmark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70735009" text:continue-numbering="true" text:style-name="WWNum43">
              <text:list-item>
                <text:list>
                  <text:list-item>
                    <text:p text:style-name="P53"><text:span text:style-name="T35">Fax: <text:s/></text:span><text:span text:style-name="T43"><text:placeholder text:placeholder-type="text">&lt;partner.fax&gt;</text:placeholder></text:span><text:bookmark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885360867" text:continue-numbering="true" text:style-name="WWNum43">
              <text:list-item>
                <text:list>
                  <text:list-item>
                    <text:p text:style-name="P55"><text:span text:style-name="T35">Celular: <text:s/></text:span><text:span text:style-name="T43"><text:placeholder text:placeholder-type="text">&lt;partner.mobile&gt;</text:placeholder></text:span><text:bookmark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65770681" text:continue-numbering="true" text:style-name="WWNum43">
              <text:list-item>
                <text:list>
                  <text:list-item>
                    <text:p text:style-name="P55"><text:span text:style-name="T35">CNPJ: <text:s/></text:span><text:span text:style-name="T43"><text:placeholder text:placeholder-type="text">&lt;partner.vat&gt;</text:placeholder></text:span><text:bookmark text:name="bkmReqCNPJ1"/></text:p>
                  </text:list-item>
                </text:list>
              </text:list-item>
            </text:list>
          </table:table-cell>
        </table:table-row>
      </table:table>
      <text:p text:style-name="P5"><text:placeholder text:placeholder-type="text">&lt;/for&gt;</text:placeholder></text:p>
      <text:p text:style-name="P4"><text:placeholder text:placeholder-type="text">&lt;/if&gt;</text:placeholder></text:p>
      <text:p text:style-name="P5"/>
      <text:list xml:id="list142822495" text:continue-numbering="true" text:style-name="WWNum43">
        <text:list-item>
          <text:p text:style-name="P48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123950699" text:continue-numbering="true" text:style-name="WWNum43">
              <text:list-item>
                <text:list>
                  <text:list-item>
                    <text:p text:style-name="P53"><text:span text:style-name="T35"><text:s/>Nome</text:span><text:span text:style-name="T42">: </text:span><text:span text:style-name="T43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215631385" text:continue-numbering="true" text:style-name="WWNum43">
              <text:list-item>
                <text:list>
                  <text:list-item>
                    <text:p text:style-name="P55"><text:span text:style-name="T35">Endereço eletrônico: </text:span><text:span text:style-name="T43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2059921170" text:continue-numbering="true" text:style-name="WWNum43">
              <text:list-item>
                <text:list>
                  <text:list-item>
                    <text:p text:style-name="P53"><text:span text:style-name="T35">Endereço: </text:span><text:span text:style-name="T43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965607810" text:continue-numbering="true" text:style-name="WWNum43">
              <text:list-item>
                <text:list>
                  <text:list-item>
                    <text:p text:style-name="P55"><text:span text:style-name="T35">Bairro: </text:span><text:span text:style-name="T43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2127782240" text:continue-numbering="true" text:style-name="WWNum43">
              <text:list-item>
                <text:list>
                  <text:list-item>
                    <text:p text:style-name="P53"><text:span text:style-name="T35">Cidade: <text:s/></text:span><text:span text:style-name="T43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2175509100" text:continue-numbering="true" text:style-name="WWNum43">
              <text:list-item>
                <text:list>
                  <text:list-item>
                    <text:p text:style-name="P55"><text:span text:style-name="T35">U.F.: </text:span><text:span text:style-name="T43"><text:placeholder text:placeholder-type="text">&lt;if test="o.proxy_id.state_id"&gt;</text:placeholder></text:span><text:span text:style-name="T43"><text:placeholder text:placeholder-type="text">&lt;o.proxy_id.state_id.name&gt;</text:placeholder></text:span><text:bookmark text:name="bkmReqEstado11"/><text:span text:style-name="T4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25865532" text:continue-numbering="true" text:style-name="WWNum43">
              <text:list-item>
                <text:list>
                  <text:list-item>
                    <text:p text:style-name="P55"><text:span text:style-name="T35">CEP: <text:s/></text:span><text:span text:style-name="T43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1226476759" text:continue-numbering="true" text:style-name="WWNum43">
              <text:list-item>
                <text:list>
                  <text:list-item>
                    <text:p text:style-name="P57">DDD: <text:span text:style-name="T48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157946139" text:continue-numbering="true" text:style-name="WWNum43">
              <text:list-item>
                <text:list>
                  <text:list-item>
                    <text:p text:style-name="P53"><text:span text:style-name="T35">Fone: <text:s/></text:span><text:span text:style-name="T43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906244009" text:continue-numbering="true" text:style-name="WWNum43">
              <text:list-item>
                <text:list>
                  <text:list-item>
                    <text:p text:style-name="P53"><text:span text:style-name="T35">Fax: <text:s/></text:span><text:span text:style-name="T43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106636658" text:continue-numbering="true" text:style-name="WWNum43">
              <text:list-item>
                <text:list>
                  <text:list-item>
                    <text:p text:style-name="P55"><text:span text:style-name="T35">Celular: <text:s/></text:span><text:span text:style-name="T43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004925493" text:continue-numbering="true" text:style-name="WWNum43">
              <text:list-item>
                <text:list>
                  <text:list-item>
                    <text:p text:style-name="P55"><text:span text:style-name="T35">CPF</text:span><text:span text:style-name="T35">: <text:s/></text:span><text:span text:style-name="T43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22"/>
      <text:p text:style-name="P30"/>
      <text:list xml:id="list419109436" text:continue-numbering="true" text:style-name="WWNum43">
        <text:list-item>
          <text:p text:style-name="P48">Fabricante:</text:p>
        </text:list-item>
      </text:list>
      <text:p text:style-name="P4"><text:placeholder text:placeholder-type="text">&lt;if test="partner(o, 'manufacturer')"&gt;</text:placeholder></text:p>
      <text:p text:style-name="P2"><text:span text:style-name="Fuente_20_de_20_párrafo_20_predeter."><text:span text:style-name="T15"><text:placeholder text:placeholder-type="text">&lt;for each="partner in partners(o, 'manufacturer')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3" office:value-type="string">
            <text:list xml:id="list1203650386" text:continue-numbering="true" text:style-name="WWNum43">
              <text:list-item>
                <text:list>
                  <text:list-item>
                    <text:p text:style-name="P53"><text:span text:style-name="T35"><text:s/>Nome da Empr</text:span><text:span text:style-name="T42">esa: </text:span><text:span text:style-name="T43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571147041" text:continue-numbering="true" text:style-name="WWNum43">
              <text:list-item>
                <text:list>
                  <text:list-item>
                    <text:p text:style-name="P55"><text:span text:style-name="T35">Endereço eletrônico: </text:span><text:span text:style-name="T43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207625503" text:continue-numbering="true" text:style-name="WWNum43">
              <text:list-item>
                <text:list>
                  <text:list-item>
                    <text:p text:style-name="P53"><text:span text:style-name="T35">Endereço: </text:span><text:span text:style-name="T43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511773950" text:continue-numbering="true" text:style-name="WWNum43">
              <text:list-item>
                <text:list>
                  <text:list-item>
                    <text:p text:style-name="P55"><text:span text:style-name="T35">Bairro: </text:span><text:span text:style-name="T43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745984653" text:continue-numbering="true" text:style-name="WWNum43">
              <text:list-item>
                <text:list>
                  <text:list-item>
                    <text:p text:style-name="P53"><text:span text:style-name="T35">Cidade: <text:s/></text:span><text:span text:style-name="T43"><text:placeholder text:placeholder-type="text">&lt;partner.city&gt;</text:placeholder></text:span><text:bookmark text:name="bkmReqCidade13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office:value-type="string">
            <text:list xml:id="list1765025365" text:continue-numbering="true" text:style-name="WWNum43">
              <text:list-item>
                <text:list>
                  <text:list-item>
                    <text:p text:style-name="P55"><text:span text:style-name="T35">U.F.: </text:span><text:span text:style-name="T43"><text:placeholder text:placeholder-type="text">&lt;if test="partner.state_id"&gt;</text:placeholder></text:span><text:span text:style-name="T43"><text:placeholder text:placeholder-type="text">&lt;partner.state_id.name&gt;</text:placeholder></text:span><text:bookmark text:name="bkmReqEstado13"/><text:span text:style-name="T4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437290660" text:continue-numbering="true" text:style-name="WWNum43">
              <text:list-item>
                <text:list>
                  <text:list-item>
                    <text:p text:style-name="P55"><text:span text:style-name="T35">CEP: <text:s/></text:span><text:span text:style-name="T43"><text:placeholder text:placeholder-type="text">&lt;partner.zip&gt;</text:placeholder></text:span><text:bookmark text:name="bkmReqCep13"/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1065294172" text:continue-numbering="true" text:style-name="WWNum43">
              <text:list-item>
                <text:list>
                  <text:list-item>
                    <text:p text:style-name="P57">DDD: <text:span text:style-name="T48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315396586" text:continue-numbering="true" text:style-name="WWNum43">
              <text:list-item>
                <text:list>
                  <text:list-item>
                    <text:p text:style-name="P53"><text:span text:style-name="T35">Fone: <text:s/></text:span><text:span text:style-name="T43"><text:placeholder text:placeholder-type="text">&lt;partner.phone&gt;</text:placeholder></text:span><text:bookmark text:name="bkmReqFone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682336532" text:continue-numbering="true" text:style-name="WWNum43">
              <text:list-item>
                <text:list>
                  <text:list-item>
                    <text:p text:style-name="P53"><text:span text:style-name="T35">Fax: <text:s/></text:span><text:span text:style-name="T43"><text:placeholder text:placeholder-type="text">&lt;partner.fax&gt;</text:placeholder></text:span><text:bookmark text:name="bkmReqFax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91413747" text:continue-numbering="true" text:style-name="WWNum43">
              <text:list-item>
                <text:list>
                  <text:list-item>
                    <text:p text:style-name="P55"><text:span text:style-name="T35">Celular: <text:s/></text:span><text:span text:style-name="T43"><text:placeholder text:placeholder-type="text">&lt;partner.mobile&gt;</text:placeholder></text:span><text:bookmark text:name="bkmRepCel2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70213432" text:continue-numbering="true" text:style-name="WWNum43">
              <text:list-item>
                <text:list>
                  <text:list-item>
                    <text:p text:style-name="P55"><text:span text:style-name="T35">CNPJ: <text:s/></text:span><text:span text:style-name="T43"><text:placeholder text:placeholder-type="text">&lt;partner.vat&gt;</text:placeholder></text:span><text:bookmark text:name="bkmReqCNPJ13"/></text:p>
                  </text:list-item>
                </text:list>
              </text:list-item>
            </text:list>
          </table:table-cell>
        </table:table-row>
      </table:table>
      <text:p text:style-name="P5"><text:placeholder text:placeholder-type="text">&lt;/for&gt;</text:placeholder></text:p>
      <text:p text:style-name="P4"><text:placeholder text:placeholder-type="text">&lt;/if&gt;</text:placeholder></text:p>
      <text:p text:style-name="P34"/>
      <text:list xml:id="list890711488" text:continue-numbering="true" text:style-name="WWNum43">
        <text:list-item>
          <text:p text:style-name="P48">Formulador:</text:p>
        </text:list-item>
      </text:list>
      <text:p text:style-name="P109"><text:span text:style-name="Fuente_20_de_20_párrafo_20_predeter."><text:span text:style-name="T34"><text:placeholder text:placeholder-type="text">&lt;if test="o.type=='technical_product'"&gt;</text:placeholder>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NÃO SE APLICA. TRATA SE DE PRODUTO TÉCNICO.</text:p>
          </table:table-cell>
        </table:table-row>
      </table:table>
      <text:p text:style-name="P70"><text:span text:style-name="Fuente_20_de_20_párrafo_20_predeter."><text:span text:style-name="T55"/></text:span></text:p>
      <text:p text:style-name="P70"><text:span text:style-name="Fuente_20_de_20_párrafo_20_predeter."><text:span text:style-name="T55"><text:placeholder text:placeholder-type="text">&lt;/if&gt;</text:placeholder></text:span></text:span></text:p>
      <text:p text:style-name="P110"><text:span text:style-name="Fuente_20_de_20_párrafo_20_predeter."><text:span text:style-name="T56"><text:placeholder text:placeholder-type="text">&lt;if test="o.type=='formulated_product'"&gt;</text:placeholder></text:span></text:span></text:p>
      <text:p text:style-name="P4"><text:placeholder text:placeholder-type="text">&lt;if test="partner(o, 'formulator')"&gt;</text:placeholder></text:p>
      <text:p text:style-name="P2"><text:span text:style-name="Fuente_20_de_20_párrafo_20_predeter."><text:span text:style-name="T15"><text:placeholder text:placeholder-type="text">&lt;for each="partner in partners(o, 'formulator')"&gt;</text:placeholder>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52"><text:span text:style-name="T37">4.1. <text:s text:c="2"/></text:span><text:span text:style-name="T35">Nome da Empr</text:span><text:span text:style-name="T42">esa: </text:span><text:span text:style-name="T43"><text:placeholder text:placeholder-type="text">&lt;partner.name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54"><text:span text:style-name="T37">4.2. <text:s text:c="2"/></text:span><text:span text:style-name="T35">Endereço eletrônico: </text:span><text:span text:style-name="T43"><text:placeholder text:placeholder-type="text">&lt;partner.email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52"><text:span text:style-name="T37">4.3. <text:s text:c="2"/></text:span><text:span text:style-name="T35">Endereço: </text:span><text:span text:style-name="T43"><text:placeholder text:placeholder-type="text">&lt;partner.street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54"><text:span text:style-name="T37">4.4. <text:s text:c="2"/></text:span><text:span text:style-name="T35">Bairro: </text:span><text:span text:style-name="T43"><text:placeholder text:placeholder-type="text">&lt;partner.street2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52"><text:span text:style-name="T37">4.5. <text:s text:c="2"/></text:span><text:span text:style-name="T35">Cidade: <text:s/></text:span><text:span text:style-name="T43"><text:placeholder text:placeholder-type="text">&lt;partner.city&gt;</text:placeholder></text:span><text:bookmark text:name="bkmReqCidade131"/></text:p>
          </table:table-cell>
          <table:covered-table-cell/>
          <table:covered-table-cell/>
          <table:table-cell table:style-name="Tabla7.A1" office:value-type="string">
            <text:p text:style-name="P54"><text:span text:style-name="T37">4.6. </text:span><text:span text:style-name="T35">U.F.: </text:span><text:span text:style-name="T43"><text:placeholder text:placeholder-type="text">&lt;if test="partner.state_id"&gt;</text:placeholder></text:span><text:soft-page-break/><text:span text:style-name="T43"><text:placeholder text:placeholder-type="text">&lt;partner.state_id.name&gt;</text:placeholder></text:span><text:bookmark text:name="bkmReqEstado131"/><text:span text:style-name="T43"><text:placeholder text:placeholder-type="text">&lt;/if&gt;</text:placeholder></text:span></text:p>
          </table:table-cell>
          <table:table-cell table:style-name="Tabla7.A1" office:value-type="string">
            <text:p text:style-name="P54"><text:span text:style-name="T37">4.7. <text:s text:c="2"/></text:span><text:span text:style-name="T35">CEP: <text:s/></text:span><text:span text:style-name="T43"><text:placeholder text:placeholder-type="text">&lt;partner.zip&gt;</text:placeholder></text:span><text:bookmark text:name="bkmReqCep131"/></text:p>
          </table:table-cell>
        </table:table-row>
        <table:table-row table:style-name="Tabla7.1">
          <table:table-cell table:style-name="Tabla7.A1" office:value-type="string">
            <text:p text:style-name="P56"><text:span text:style-name="T50">4.8. <text:s text:c="3"/></text:span>DDD: <text:span text:style-name="T48"><text:placeholder text:placeholder-type="text">&lt;partner.ddd&gt;</text:placeholder></text:span></text:p>
          </table:table-cell>
          <table:table-cell table:style-name="Tabla7.A1" office:value-type="string">
            <text:p text:style-name="P52"><text:span text:style-name="T37">4.9. <text:s text:c="2"/></text:span><text:span text:style-name="T35">Fone: <text:s/></text:span><text:span text:style-name="T43"><text:placeholder text:placeholder-type="text">&lt;partner.phone&gt;</text:placeholder></text:span><text:bookmark text:name="bkmReqFone131"/></text:p>
          </table:table-cell>
          <table:table-cell table:style-name="Tabla7.A1" office:value-type="string">
            <text:p text:style-name="P52"><text:span text:style-name="T37">4.10. <text:s text:c="2"/></text:span><text:span text:style-name="T35">Fax: <text:s/></text:span><text:span text:style-name="T43"><text:placeholder text:placeholder-type="text">&lt;partner.fax&gt;</text:placeholder></text:span><text:bookmark text:name="bkmReqFax131"/></text:p>
          </table:table-cell>
          <table:table-cell table:style-name="Tabla7.A1" office:value-type="string">
            <text:p text:style-name="P54"><text:span text:style-name="T37">4.11. <text:s text:c="2"/></text:span><text:span text:style-name="T35">Celular: <text:s/></text:span><text:span text:style-name="T43"><text:placeholder text:placeholder-type="text">&lt;partner.mobile&gt;</text:placeholder></text:span><text:bookmark text:name="bkmRepCel2131"/></text:p>
          </table:table-cell>
          <table:table-cell table:style-name="Tabla7.A1" office:value-type="string">
            <text:p text:style-name="P54"><text:span text:style-name="T37">4.12. <text:s text:c="2"/></text:span><text:span text:style-name="T35">CNPJ: <text:s/></text:span><text:span text:style-name="T43"><text:placeholder text:placeholder-type="text">&lt;partner.vat&gt;</text:placeholder></text:span><text:bookmark text:name="bkmReqCNPJ131"/></text:p>
          </table:table-cell>
        </table:table-row>
      </table:table>
      <text:p text:style-name="P5"/>
      <text:p text:style-name="P5"><text:placeholder text:placeholder-type="text">&lt;/for&gt;</text:placeholder></text:p>
      <text:p text:style-name="P66"><text:placeholder text:placeholder-type="text">&lt;/if&gt;</text:placeholder></text:p>
      <text:p text:style-name="P67"><text:span text:style-name="Fuente_20_de_20_párrafo_20_predeter."><text:span text:style-name="T28"><text:placeholder text:placeholder-type="text">&lt;/if&gt;</text:placeholder></text:span></text:span></text:p>
      <text:list xml:id="list999567212" text:continue-numbering="true" text:style-name="WWNum43">
        <text:list-item>
          <text:p text:style-name="P50">Finalidade:</text:p>
        </text:list-item>
      </text:list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49">( <text:s text:c="2"/>)</text:p>
          </table:table-cell>
          <table:table-cell table:style-name="Table5.B1" office:value-type="string">
            <text:list xml:id="list1810371626" text:continue-numbering="true" text:style-name="WWNum43">
              <text:list-item>
                <text:list>
                  <text:list-item>
                    <text:p text:style-name="P59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7">( <text:s text:c="2"/>)</text:p>
          </table:table-cell>
          <table:table-cell table:style-name="Table5.D1" office:value-type="string">
            <text:list xml:id="list598011892" text:continue-numbering="true" text:style-name="WWNum43">
              <text:list-item>
                <text:list>
                  <text:list-item>
                    <text:p text:style-name="P61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7">( <text:s text:c="2"/>)</text:p>
          </table:table-cell>
          <table:table-cell table:style-name="Table5.B1" office:value-type="string">
            <text:list xml:id="list2034761078" text:continue-numbering="true" text:style-name="WWNum43">
              <text:list-item>
                <text:list>
                  <text:list-item>
                    <text:p text:style-name="P58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9">( <text:s text:c="2"/>)</text:p>
          </table:table-cell>
          <table:table-cell table:style-name="Table5.B1" office:value-type="string">
            <text:list xml:id="list1922617306" text:continue-numbering="true" text:style-name="WWNum43">
              <text:list-item>
                <text:list>
                  <text:list-item>
                    <text:p text:style-name="P58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51">( <text:s text:c="2"/>)</text:p>
          </table:table-cell>
          <table:table-cell table:style-name="Table5.B1" office:value-type="string">
            <text:list xml:id="list691385777" text:continue-numbering="true" text:style-name="WWNum43">
              <text:list-item>
                <text:list>
                  <text:list-item>
                    <text:p text:style-name="P59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7">( <text:s text:c="2"/>)</text:p>
          </table:table-cell>
          <table:table-cell table:style-name="Table5.B1" office:value-type="string">
            <text:list xml:id="list72332000" text:continue-numbering="true" text:style-name="WWNum43">
              <text:list-item>
                <text:list>
                  <text:list-item>
                    <text:p text:style-name="P58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7">( <text:s text:c="2"/>)</text:p>
          </table:table-cell>
          <table:table-cell table:style-name="Table5.B1" table:number-columns-spanned="3" office:value-type="string">
            <text:list xml:id="list1804478014" text:continue-numbering="true" text:style-name="WWNum43">
              <text:list-item>
                <text:list>
                  <text:list-item>
                    <text:p text:style-name="P58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1"/>
      <text:list xml:id="list1626416772" text:continue-numbering="true" text:style-name="WWNum43">
        <text:list-item>
          <text:p text:style-name="P50">Classe de uso:</text:p>
        </text:list-item>
      </text:list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7">( <text:s text:c="2"/>)</text:p>
          </table:table-cell>
          <table:table-cell table:style-name="Table6.B1" office:value-type="string">
            <text:list xml:id="list2169537425" text:continue-numbering="true" text:style-name="WWNum43">
              <text:list-item>
                <text:list>
                  <text:list-item>
                    <text:p text:style-name="P60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7">( <text:s text:c="2"/>)</text:p>
          </table:table-cell>
          <table:table-cell table:style-name="Table6.B1" office:value-type="string">
            <text:list xml:id="list1801926651" text:continue-numbering="true" text:style-name="WWNum43">
              <text:list-item>
                <text:list>
                  <text:list-item>
                    <text:p text:style-name="P71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7">( <text:s text:c="2"/>)</text:p>
          </table:table-cell>
          <table:table-cell table:style-name="Table6.B1" office:value-type="string">
            <text:list xml:id="list1921705489" text:continue-numbering="true" text:style-name="WWNum43">
              <text:list-item>
                <text:list>
                  <text:list-item>
                    <text:p text:style-name="P72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7">( <text:s text:c="2"/>)</text:p>
          </table:table-cell>
          <table:table-cell table:style-name="Table6.B1" office:value-type="string">
            <text:list xml:id="list1217953721" text:continue-numbering="true" text:style-name="WWNum43">
              <text:list-item>
                <text:list>
                  <text:list-item>
                    <text:p text:style-name="P73">outro:</text:p>
                  </text:list-item>
                </text:list>
              </text:list-item>
            </text:list>
            <text:p text:style-name="P19"><text:bookmark-start text:name="bkmClUsoOutro21"/><field:fieldmark-start text:name="__Fieldmark__682_301886700" field:type=""/><field:fieldmark-end/><text:bookmark-end text:name="bkmClUsoOutro21"/></text:p>
          </table:table-cell>
        </table:table-row>
      </table:table>
      <text:p text:style-name="P35"/>
      <text:list xml:id="list1781812327" text:continue-numbering="true" text:style-name="WWNum43">
        <text:list-item>
          <text:p text:style-name="P112">Modo de ação:</text:p>
        </text:list-item>
      </text:list>
      <text:p text:style-name="P3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7">( <text:s text:c="2"/>)</text:p>
          </table:table-cell>
          <table:table-cell table:style-name="Table7.B1" office:value-type="string">
            <text:list xml:id="list1649889035" text:continue-numbering="true" text:style-name="WWNum43">
              <text:list-item>
                <text:list>
                  <text:list-item>
                    <text:p text:style-name="P74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7">( <text:s text:c="2"/>)</text:p>
          </table:table-cell>
          <table:table-cell table:style-name="Table7.B1" office:value-type="string">
            <text:list xml:id="list146529916" text:continue-numbering="true" text:style-name="WWNum43">
              <text:list-item>
                <text:list>
                  <text:list-item>
                    <text:p text:style-name="P75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7">( <text:s text:c="2"/>)</text:p>
          </table:table-cell>
          <table:table-cell table:style-name="Table7.B1" office:value-type="string">
            <text:list xml:id="list1608677357" text:continue-numbering="true" text:style-name="WWNum43">
              <text:list-item>
                <text:list>
                  <text:list-item>
                    <text:p text:style-name="P76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2">( <text:s text:c="2"/>)</text:p>
          </table:table-cell>
          <table:table-cell table:style-name="Table7.B1" office:value-type="string">
            <text:list xml:id="list2038421657" text:continue-numbering="true" text:style-name="WWNum43">
              <text:list-item>
                <text:list>
                  <text:list-item>
                    <text:p text:style-name="P77"><text:span text:style-name="T36">o</text:span><text:span text:style-name="T36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32"/>
      <text:p text:style-name="P4"><text:placeholder text:placeholder-type="text">&lt;if test="cqq(o,'chemical')"&gt;</text:placeholder></text:p>
      <text:p text:style-name="P4"><text:placeholder text:placeholder-type="text">&lt;for each="cqq in cqq(o,'chemical')"&gt;</text:placeholder></text:p>
      <text:list xml:id="list1319603487" text:continue-numbering="true" text:style-name="WWNum43">
        <text:list-item>
          <text:p text:style-name="P113"><text:span text:style-name="T44">Ingrediente</text:span><text:span text:style-name="T31"> </text:span><text:span text:style-name="T32">ativo </text:span><text:span text:style-name="T31">(</text:span><text:span text:style-name="T31"><text:placeholder text:placeholder-type="text">&lt;cqq.ingredient_id.name&gt;</text:placeholder></text:span><text:span text:style-name="T31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2149247583" text:continue-numbering="true" text:style-name="WWNum43">
              <text:list-item>
                <text:list>
                  <text:list-item>
                    <text:p text:style-name="P88">Nome químico na grafia internacional (de acordo com a nomenclatura IUPAC):</text:p>
                  </text:list-item>
                </text:list>
              </text:list-item>
            </text:list>
            <text:p text:style-name="P84"><text:span text:style-name="Fuente_20_de_20_párrafo_20_predeter."><text:span text:style-name="T5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67986697" text:continue-numbering="true" text:style-name="WWNum43">
              <text:list-item>
                <text:list>
                  <text:list-item>
                    <text:p text:style-name="P88">Nome químico em português (IUPAC):</text:p>
                  </text:list-item>
                </text:list>
              </text:list-item>
            </text:list>
            <text:p text:style-name="P105"><text:span text:style-name="Fuente_20_de_20_párrafo_20_predeter."><text:span text:style-name="T16"><text:placeholder text:placeholder-type="text">&lt;for each="other_name in ing_other_names(cqq.ingredient_id,'Chemical Name')"&gt;</text:placeholder></text:span></text:span></text:p>
            <text:p text:style-name="P119"><text:span text:style-name="Fuente_20_de_20_párrafo_20_predeter."><text:span text:style-name="T47"><text:placeholder text:placeholder-type="text">&lt;other_name.name&gt;</text:placeholder></text:span></text:span></text:p>
            <text:p text:style-name="P120"><text:span text:style-name="Fuente_20_de_20_párrafo_20_predeter."><text:span text:style-name="T20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1800800622" text:continue-numbering="true" text:style-name="WWNum43">
              <text:list-item>
                <text:list>
                  <text:list-item>
                    <text:p text:style-name="P93"><text:span text:style-name="T49"><text:s/>Nome comum (padrão ISO, ANSI, BSI):</text:span></text:p>
                  </text:list-item>
                </text:list>
              </text:list-item>
            </text:list>
            <text:p text:style-name="P84"><text:span text:style-name="Fuente_20_de_20_párrafo_20_predeter."><text:span text:style-name="T5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717171773" text:continue-numbering="true" text:style-name="WWNum43">
              <text:list-item>
                <text:list>
                  <text:list-item>
                    <text:p text:style-name="P89">Nome comum em português:</text:p>
                  </text:list-item>
                </text:list>
              </text:list-item>
            </text:list>
            <text:p text:style-name="P85"><text:span text:style-name="Fuente_20_de_20_párrafo_20_predeter."><text:span text:style-name="T5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802435247" text:continue-numbering="true" text:style-name="WWNum43">
              <text:list-item>
                <text:list>
                  <text:list-item>
                    <text:p text:style-name="P88">Entidade que aprovou o nome em português:</text:p>
                  </text:list-item>
                </text:list>
              </text:list-item>
            </text:list>
            <text:p text:style-name="P106">ANVISA</text:p>
          </table:table-cell>
          <table:table-cell table:style-name="Tabla3.A1" office:value-type="string">
            <text:list xml:id="list60030820" text:continue-numbering="true" text:style-name="WWNum43">
              <text:list-item>
                <text:list>
                  <text:list-item>
                    <text:p text:style-name="P94"><text:span text:style-name="T49">n</text:span><text:span text:style-name="T41">o</text:span><text:span text:style-name="T49"> código CAS:</text:span></text:p>
                  </text:list-item>
                </text:list>
              </text:list-item>
            </text:list>
            <text:p text:style-name="P85"><text:span text:style-name="Fuente_20_de_20_párrafo_20_predeter."><text:span text:style-name="T5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1751889130" text:continue-numbering="true" text:style-name="WWNum43">
              <text:list-item>
                <text:list>
                  <text:list-item>
                    <text:p text:style-name="P78">Grupo químico em português: </text:p>
                  </text:list-item>
                </text:list>
              </text:list-item>
            </text:list>
            <text:p text:style-name="P83"><text:span text:style-name="Fuente_20_de_20_párrafo_20_predeter."><text:span text:style-name="T5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2087255018" text:continue-numbering="true" text:style-name="WWNum43">
              <text:list-item>
                <text:list>
                  <text:list-item>
                    <text:p text:style-name="P90">Sinonímia:</text:p>
                  </text:list-item>
                </text:list>
              </text:list-item>
            </text:list>
            <text:p text:style-name="P107"><text:span text:style-name="Fuente_20_de_20_párrafo_20_predeter."><text:span text:style-name="T21"><text:placeholder text:placeholder-type="text">&lt;for each="other_name in ing_other_names(cqq.ingredient_id,'Synonymy')"&gt;</text:placeholder></text:span></text:span></text:p>
            <text:p text:style-name="P119"><text:span text:style-name="Fuente_20_de_20_párrafo_20_predeter."><text:span text:style-name="T47"><text:placeholder text:placeholder-type="text">&lt;other_name.name&gt;</text:placeholder></text:span></text:span></text:p>
            <text:p text:style-name="P121"><text:span text:style-name="Fuente_20_de_20_párrafo_20_predeter."><text:span text:style-name="T22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711790537" text:continue-numbering="true" text:style-name="WWNum43">
              <text:list-item>
                <text:list>
                  <text:list-item>
                    <text:p text:style-name="P96"><text:span text:style-name="T52">Fórmula bruta</text:span><text:span text:style-name="Fuente_20_de_20_párrafo_20_predeter."><text:span text:style-name="T26">:</text:span></text:span></text:p>
                  </text:list-item>
                </text:list>
              </text:list-item>
            </text:list>
            <text:p text:style-name="P83"><text:span text:style-name="Fuente_20_de_20_párrafo_20_predeter."><text:span text:style-name="T5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912726063" text:continue-numbering="true" text:style-name="WWNum43">
              <text:list-item>
                <text:list>
                  <text:list-item>
                    <text:p text:style-name="P91">Fórmula estrutural:</text:p>
                    <text:p text:style-name="P91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text:soft-page-break/></text:p>
                  </text:list-item>
                </text:list>
              </text:list-item>
            </text:list>
          </table:table-cell>
        </table:table-row>
      </table:table>
      <text:p text:style-name="P63"><text:placeholder text:placeholder-type="text">&lt;/for&gt;</text:placeholder></text:p>
      <text:p text:style-name="P65"><text:placeholder text:placeholder-type="text">&lt;/if&gt;</text:placeholder></text:p>
      <text:p text:style-name="P68"/>
      <text:list xml:id="list2126891635" text:continue-numbering="true" text:style-name="WWNum43">
        <text:list-item>
          <text:p text:style-name="P114">Produto:</text:p>
          <text:p text:style-name="P115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1571925211" text:continue-numbering="true" text:style-name="WWNum43">
              <text:list-item>
                <text:list>
                  <text:list-item>
                    <text:p text:style-name="P100"><text:span text:style-name="T53">Marca Comercial: </text:span><text:bookmark-start text:name="bmkHeaderProd311"/><text:span text:style-name="T27"><text:placeholder text:placeholder-type="text">&lt;if test="o.type=='technical_product'"&gt;</text:placeholder></text:span><text:bookmark-end text:name="bmkHeaderProd311"/><text:span text:style-name="Fuente_20_de_20_párrafo_20_predeter."><text:span text:style-name="T17"><text:placeholder text:placeholder-type="text">&lt;o.technical_product_id.name&gt;</text:placeholder></text:span></text:span><text:span text:style-name="T27"><text:placeholder text:placeholder-type="text">&lt;/if&gt;</text:placeholder></text:span><text:span text:style-name="Fuente_20_de_20_párrafo_20_predeter."><text:span text:style-name="T18"><text:placeholder text:placeholder-type="text">&lt;if test="o.type=='formulated_product'"&gt;</text:placeholder></text:span></text:span><text:span text:style-name="Fuente_20_de_20_párrafo_20_predeter."><text:span text:style-name="T17"><text:placeholder text:placeholder-type="text">&lt;o.commercial_name&gt;</text:placeholder></text:span></text:span><text:span text:style-name="Fuente_20_de_20_párrafo_20_predeter."><text:span text:style-name="T18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734232812" text:continue-numbering="true" text:style-name="WWNum43">
              <text:list-item>
                <text:list>
                  <text:list-item>
                    <text:p text:style-name="P102">Código ou nome atribuído durante fase experimental: </text:p>
                  </text:list-item>
                </text:list>
              </text:list-item>
            </text:list>
            <text:p text:style-name="P103"><text:bookmark-start text:name="bmkHeaderProd31"/><text:placeholder text:placeholder-type="text">&lt;if test="o.type=='technical_product'"&gt;</text:placeholder></text:p>
            <text:p text:style-name="P104"><text:placeholder text:placeholder-type="text">&lt;for each="inf in informations(o, 'Código ou nome atribuído durante fase experimental','approved')"&gt;</text:placeholder><text:bookmark-end text:name="bmkHeaderProd31"/></text:p>
            <text:p text:style-name="P63"><text:placeholder text:placeholder-type="text">&lt;insert_html(inf)&gt;</text:placeholder></text:p>
            <text:p text:style-name="P101"><text:span text:style-name="Fuente_20_de_20_párrafo_20_predeter."><text:span text:style-name="T2"><text:placeholder text:placeholder-type="text">&lt;/for&gt;</text:placeholder></text:span></text:span></text:p>
            <text:p text:style-name="P103"><text:placeholder text:placeholder-type="text">&lt;/if&gt;</text:placeholder></text:p>
            <text:p text:style-name="P108"><text:span text:style-name="Fuente_20_de_20_párrafo_20_predeter."><text:span text:style-name="T7"><text:placeholder text:placeholder-type="text">&lt;if test="o.type=='formulated_product'"&gt;</text:placeholder></text:span></text:span><text:span text:style-name="Fuente_20_de_20_párrafo_20_predeter."><text:span text:style-name="T8"><text:placeholder text:placeholder-type="text">&lt;o.formulated_product_id.name&gt;</text:placeholder></text:span></text:span><text:span text:style-name="Fuente_20_de_20_párrafo_20_predeter."><text:span text:style-name="T7"><text:placeholder text:placeholder-type="text">&lt;/if&gt;</text:placeholder></text:span></text:span></text:p>
          </table:table-cell>
          <table:table-cell table:style-name="Tabla4.B2" office:value-type="string">
            <text:list xml:id="list1759202799" text:continue-numbering="true" text:style-name="WWNum43">
              <text:list-item>
                <text:list>
                  <text:list-item>
                    <text:p text:style-name="P102">Forma de apresentação (tipo de formulação):</text:p>
                  </text:list-item>
                </text:list>
              </text:list-item>
            </text:list>
            <text:p text:style-name="P95"><text:bookmark-start text:name="bmkHeaderProd3"/><text:span text:style-name="T13"><text:placeholder text:placeholder-type="text">&lt;if test="o.type=='technical_product'"&gt;</text:placeholder></text:span><text:bookmark-end text:name="bmkHeaderProd3"/></text:p>
            <text:p text:style-name="P95">Não se aplica. Trata-se de produto técnico.</text:p>
            <text:p text:style-name="P95"><text:span text:style-name="T13"><text:placeholder text:placeholder-type="text">&lt;/if&gt;</text:placeholder></text:span></text:p>
            <text:p text:style-name="P108"><text:span text:style-name="Fuente_20_de_20_párrafo_20_predeter."><text:span text:style-name="T11"><text:placeholder text:placeholder-type="text">&lt;if test="o.type=='formulated_product'"&gt;</text:placeholder></text:span></text:span><text:span text:style-name="Fuente_20_de_20_párrafo_20_predeter."><text:span text:style-name="T12"><text:placeholder text:placeholder-type="text">&lt;o.formulation_type_id.name&gt;</text:placeholder></text:span></text:span><text:span text:style-name="Fuente_20_de_20_párrafo_20_predeter."><text:span text:style-name="T11"><text:placeholder text:placeholder-type="text">&lt;/if&gt;</text:placeholder></text:span></text:span></text:p>
          </table:table-cell>
        </table:table-row>
      </table:table>
      <text:p text:style-name="P17"/>
      <text:list xml:id="list2139360288" text:continue-numbering="true" text:style-name="WWNum43">
        <text:list-item>
          <text:p text:style-name="P114">Embalagens:</text:p>
        </text:list-item>
      </text:list>
      <text:p text:style-name="P116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6"><text:span text:style-name="Fuente_20_de_20_párrafo_20_predeter."><text:span text:style-name="T23">Tipo de embalagem:</text:span></text:span></text:p>
          </table:table-cell>
          <table:table-cell table:style-name="Tabla5.A1" office:value-type="string">
            <text:p text:style-name="P40">Material:</text:p>
          </table:table-cell>
          <table:table-cell table:style-name="Tabla5.C1" office:value-type="string">
            <text:p text:style-name="P40">Capacidade de acondicionamento:</text:p>
          </table:table-cell>
        </table:table-row>
        <table:table-row>
          <table:table-cell table:style-name="Tabla5.A2" office:value-type="string">
            <text:p text:style-name="P99"><text:span text:style-name="Fuente_20_de_20_párrafo_20_predeter."><text:span text:style-name="T19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92"/>
          </table:table-cell>
          <table:table-cell table:style-name="Tabla5.C2" office:value-type="string">
            <text:p text:style-name="P92"/>
          </table:table-cell>
        </table:table-row>
        <table:table-row>
          <table:table-cell table:style-name="Tabla5.A2" office:value-type="string">
            <text:p text:style-name="P99"><text:span text:style-name="Fuente_20_de_20_párrafo_20_predeter."><text:span text:style-name="T19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97"><text:span text:style-name="Fuente_20_de_20_párrafo_20_predeter."><text:span text:style-name="T16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87"><text:span text:style-name="T51"><text:placeholder text:placeholder-type="text">&lt;as_list(packaging.packaging_capacity_ids, '; ')&gt;</text:placeholder></text:span><text:span text:style-name="T51"> </text:span><text:span text:style-name="Fuente_20_de_20_párrafo_20_predeter."><text:span text:style-name="T54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80"><text:span text:style-name="Fuente_20_de_20_párrafo_20_predeter."><text:span text:style-name="T24"><text:placeholder text:placeholder-type="text">&lt;/for&gt;</text:placeholder></text:span></text:span></text:p>
          </table:table-cell>
          <table:table-cell table:style-name="Tabla5.A2" office:value-type="string">
            <text:p text:style-name="P82"/>
          </table:table-cell>
          <table:table-cell table:style-name="Tabla5.C2" office:value-type="string">
            <text:p text:style-name="P82"/>
          </table:table-cell>
        </table:table-row>
      </table:table>
      <text:p text:style-name="P116"/>
      <text:list xml:id="list590933428" text:continue-numbering="true" text:style-name="WWNum43">
        <text:list-item>
          <text:list>
            <text:list-header>
              <text:p text:style-name="P98"><text:span text:style-name="Fuente_20_de_20_párrafo_20_predeter."><text:span text:style-name="T9"/></text:span></text:p>
              <text:p text:style-name="P98"><text:span text:style-name="Fuente_20_de_20_párrafo_20_predeter."><text:span text:style-name="T9"/></text:span></text:p>
              <text:p text:style-name="P79"><text:span text:style-name="Fuente_20_de_20_párrafo_20_predeter."><text:span text:style-name="T10"/></text:span></text:p>
            </text:list-header>
          </text:list>
        </text:list-item>
      </text:list>
      <text:p text:style-name="P15">Nestes termos,</text:p>
      <text:p text:style-name="P15">Pede Deferimento.</text:p>
      <text:p text:style-name="P41"/>
      <text:p text:style-name="P46"><text:span text:style-name="T30">Curitiba, </text:span><text:span text:style-name="T30"><text:date style:data-style-name="N76" text:date-value="2013-09-30T15:44:10" text:fixed="true">30 de setembro de 2013</text:date></text:span></text:p>
      <text:p text:style-name="P44"/>
      <text:h text:style-name="P111" text:outline-level="2"/>
      <text:p text:style-name="P43"/>
      <text:p text:style-name="P43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39">ALTA – América Latina Tecnologia Agrícola</text:p>
            <text:p text:style-name="P81"><text:span text:style-name="Fuente_20_de_20_párrafo_20_predeter."><text:span text:style-name="T3"><text:placeholder text:placeholder-type="text">&lt;o.proxy_id.function&gt;</text:placeholder></text:span></text:span><text:span text:style-name="Fuente_20_de_20_párrafo_20_predeter."><text:span text:style-name="T3"> </text:span></text:span><text:span text:style-name="Fuente_20_de_20_párrafo_20_predeter."><text:span text:style-name="T3"><text:placeholder text:placeholder-type="text">&lt;o.proxy_id.name&gt;</text:placeholder></text:span></text:span></text:p>
            <text:p text:style-name="P81"><text:span text:style-name="Fuente_20_de_20_párrafo_20_predeter."><text:span text:style-name="T25"><text:placeholder text:placeholder-type="text">&lt;o.proxy_id.state_registration_code&gt;</text:placeholder></text:span></text:span></text:p>
            <text:p text:style-name="P39">Responsável Técnico e Representante Legal</text:p>
          </table:table-cell>
        </table:table-row>
      </table:table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>
        <text:p text:style-name="MP2"><text:span text:style-name="page_20_number"><text:span text:style-name="MT2"><text:page-number text:select-page="current">4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75</meta:editing-cycles>
    <meta:print-date>2010-05-12T17:07:00</meta:print-date>
    <meta:creation-date>2013-06-19T19:39:32</meta:creation-date>
    <dc:date>2013-11-15T10:44:56</dc:date>
    <meta:editing-duration>PT9H48M8S</meta:editing-duration>
    <meta:generator>LibreOffice/3.5$Linux_X86_64 LibreOffice_project/350m1$Build-2</meta:generator>
    <dc:creator>Juan Scarafia</dc:creator>
    <meta:document-statistic meta:table-count="12" meta:image-count="0" meta:object-count="0" meta:page-count="5" meta:paragraph-count="199" meta:word-count="711" meta:character-count="6530" meta:non-whitespace-character-count="6002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